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itstream Vera Sans" svg:font-family="'Bitstream Vera Sans', 'Times New Roman'"/>
    <style:font-face style:name="Mincho" svg:font-family="Mincho, msmincho" style:font-family-generic="roman"/>
    <style:font-face style:name="Helv" svg:font-family="Helv" style:font-family-generic="swiss"/>
    <style:font-face style:name="Lucidasans" svg:font-family="Lucidasans, 'Times New 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Default_20_Text">
      <style:paragraph-properties style:text-autospace="none"/>
    </style:style>
    <style:style style:name="P2" style:family="paragraph" style:parent-style-name="Default_20_Text" style:master-page-name="Standard">
      <style:paragraph-properties style:page-number="auto" style:text-autospace="none"/>
    </style:style>
    <style:style style:name="P3" style:family="paragraph" style:parent-style-name="Default_20_Text">
      <style:paragraph-properties style:text-autospace="none"/>
    </style:style>
    <style:style style:name="P4" style:family="paragraph" style:parent-style-name="Default_20_Text">
      <style:paragraph-properties fo:margin-left="0in" fo:margin-right="0in" fo:text-indent="0in" style:auto-text-indent="false" style:text-autospace="none"/>
    </style:style>
    <style:style style:name="T1" style:family="tex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BM Corporation (the “Spec Lead”) for the Batch (JSR 352) Specification <text:s/>(the “Specification”) hereby grants permission to copy and display the Specification, in any medium without fee or royalty, provided that you include the following on ALL copies, or portions thereof, that you make:</text:p>
      <text:p text:style-name="P1"/>
      <text:p text:style-name="P4">1. <text:s/>A link or URL to the Specification at this location: http://download.oracle.com/otndocs/jcp/batch-1_0-pfd-spec/index.html .</text:p>
      <text:p text:style-name="Standard">2. The copyright notice as shown herein.</text:p>
      <text:p text:style-name="P1"/>
      <text:p text:style-name="P1">The Spec Lead offers to grant a perpetual, non-exclusive, worldwide, fully paid-up, royalty free, irrevocable license under its licensable copyrights and patent claims for <text:span text:style-name="T1">which</text:span> there is no technically feasible way of avoiding infringement in the course of implementing the Specification, provided that you: </text:p>
      <text:p text:style-name="P1"/>
      <text:p text:style-name="P1">(a) <text:s/>fully implement the Specification including all its required interfaces and functionality.</text:p>
      <text:p text:style-name="P1"/>
      <text:p text:style-name="P1">(b) <text:s/>do not modify, subset, superset or otherwise extend the Specification's name space;</text:p>
      <text:p text:style-name="P1"/>
      <text:p text:style-name="P1">(c) <text:s/>pass the TCK for this Specification; and</text:p>
      <text:p text:style-name="P1"/>
      <text:p text:style-name="P1">(d) grant a reciprocal license to any of your patents necessary to implement required portions of the Specification on terms consistent with the provisions of Section 6.A of the Java Specification Participation Agreement.</text:p>
      <text:p text:style-name="P1"/>
      <text:p text:style-name="P1">THE SPECIFICATION IS PROVIDED "AS IS," AND THE SPEC LEAD AND ANY OTHER AUTHORS MAKE NO REPRESENTATIONS OR WARRANTIES, EXPRESS OR IMPLIED, INCLUDING, BUT NOT LIMITED TO, WARRANTIES OF MERCHANTABILITY, FITNESS FOR A PARTICULAR PURPOSE, NON-INFRINGEMENT, OR TITLE; THAT THE CONTENTS OF THE SPECIFICATION ARE SUITABLE FOR ANY PURPOSE; NOR THAT THE IMPLEMENTATION OF SUCH CONTENTS WILL NOT INFRINGE ANY THIRD PARTY PATENTS, COPYRIGHTS, TRADEMARKS OR OTHER RIGHTS. THE SPEC LEAD AND ANY OTHER AUTHORS WILL NOT BE LIABLE FOR ANY DIRECT, INDIRECT, SPECIAL, INCIDENTAL OR CONSEQUENTIAL DAMAGES ARISING OUT OF ANY USE OF THE SPECIFICATION OR THE PERFORMANCE OR IMPLEMENTATION OF THE CONTENTS THEREOF. </text:p>
      <text:p text:style-name="P1"/>
      <text:p text:style-name="P1">The name and trademarks of the Spec Lead or any other Authors may NOT be used in any manner, including advertising or publicity pertaining to the Specification or its contents without specific, written prior permission. Title to copyright in the Specification will at all times remain with the Authors.</text:p>
      <text:p text:style-name="P1"/>
      <text:p text:style-name="Default_20_Text">No other rights are granted by implication, estoppel or otherw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ans" svg:font-family="'Bitstream Vera Sans', 'Times New Roman'"/>
    <style:font-face style:name="Mincho" svg:font-family="Mincho, msmincho" style:font-family-generic="roman"/>
    <style:font-face style:name="Helv" svg:font-family="Helv" style:font-family-generic="swiss"/>
    <style:font-face style:name="Lucidasans" svg:font-family="Lucidasans, 'Times New 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lbany AMT" fo:font-size="11pt" style:font-name-asian="Mincho" style:font-size-asian="11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Bitstream Vera Sans" style:font-name-complex="Lucidasans"/>
    </style:style>
    <style:style style:name="Caption" style:family="paragraph" style:parent-style-name="Default_20_Text" style:class="extra">
      <style:paragraph-properties fo:margin-top="0.0835in" fo:margin-bottom="0.0835in" text:number-lines="false" text:line-number="0"/>
      <style:text-properties style:font-name="Bitstream Vera Sans" fo:font-size="8pt" fo:font-style="italic" style:font-size-asian="8pt" style:font-style-asian="italic" style:font-name-complex="Lucidasans" style:font-size-complex="12pt" style:font-style-complex="italic"/>
    </style:style>
    <style:style style:name="Index" style:family="paragraph" style:parent-style-name="Default_20_Text" style:class="index">
      <style:paragraph-properties text:number-lines="false" text:line-number="0"/>
      <style:text-properties style:font-name="Bitstream Vera Sans" fo:font-size="8pt" style:font-size-asian="8pt" style:font-name-complex="Lucidasans"/>
    </style:style>
    <style:style style:name="Text_20_Body_20_Indent" style:display-name="Text Body Indent" style:family="paragraph" style:parent-style-name="Default_20_Text">
      <style:paragraph-properties fo:margin="100%" fo:margin-left="0in" fo:margin-right="0in" fo:text-align="justify" style:justify-single-word="false" fo:text-indent="0.5in" style:auto-text-indent="false">
        <style:tab-stops>
          <style:tab-stop style:position="0in"/>
        </style:tab-stops>
      </style:paragraph-properties>
      <style:text-properties fo:font-size="10pt" style:font-size-asian="10pt" style:font-size-complex="10pt"/>
    </style:style>
    <style:style style:name="Normal_20__28_Web_29_" style:display-name="Normal (Web)" style:family="paragraph" style:parent-style-name="Default_20_Text">
      <style:paragraph-properties fo:margin-top="0.0693in" fo:margin-bottom="0.0693in"/>
      <style:text-properties fo:color="#000000" style:font-name="Helvetica" fo:font-size="10pt" style:font-size-asian="10pt" style:font-size-complex="10pt"/>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Absatz-Standardschriftart" style:family="text"/>
    <style:style style:name="WW-Absatz-Standardschriftart" style:family="text"/>
    <style:style style:name="Default_20_Paragraph_20_Font" style:display-name="Default Paragraph Font" style:family="text"/>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mission to copy and display the "________" Specification, in</dc:title>
    <meta:initial-creator>Jeff</meta:initial-creator>
    <meta:creation-date>2011-10-04T19:06:00</meta:creation-date>
    <dc:date>2013-03-22T09:06:18.72</dc:date>
    <meta:print-date>2011-10-18T09:00:00</meta:print-date>
    <meta:editing-cycles>15</meta:editing-cycles>
    <meta:editing-duration>P1DT1H4M8S</meta:editing-duration>
    <meta:generator>OpenOffice.org/3.4.1$Win32 OpenOffice.org_project/341m1$Build-9593</meta:generator>
    <meta:document-statistic meta:table-count="0" meta:image-count="0" meta:object-count="0" meta:page-count="1" meta:paragraph-count="11" meta:word-count="338" meta:character-count="2270"/>
    <meta:user-defined meta:name="Info 1"/>
    <meta:user-defined meta:name="Info 2"/>
    <meta:user-defined meta:name="Info 3"/>
    <meta:user-defined meta:name="Info 4"/>
  </office:meta>
</office:document-meta>
</file>